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9-10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9-10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9-10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9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9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9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9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9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9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9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9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9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9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9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9-07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9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9-07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9-04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9-03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9-02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12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11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1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10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18" calcext:value-type="float">
            <text:p>14.40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09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1952" calcext:value-type="float">
            <text:p>28.5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09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09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08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08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08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07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12928" calcext:value-type="float">
            <text:p>25.71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07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06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06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06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06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8-03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7-03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7-03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7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7-03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7-02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7-02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5-1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5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5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5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5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5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5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5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5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5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5-09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5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5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5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5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5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5-07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5-07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5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4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4-03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4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4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3-1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3-10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3-09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3-09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3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3-06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3-05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3-03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3-02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3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2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2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2-08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2-07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2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2-05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2-04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2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2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2-01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2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1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1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1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1-08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1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1-05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1-04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1-03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1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1-01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1-0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1-01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1-0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0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0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0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0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0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0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0-04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0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0-0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10-0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9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9-1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9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9-10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9-10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9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9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9-08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9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9-07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9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9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9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9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9-01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9-01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8-12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8-11-2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8-11-1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8-11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8-10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8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8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8-08-2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8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8-08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8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8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8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8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8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8-03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8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8-01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7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7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7-10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7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7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7-08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7-08-2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7-08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7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7-07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7-07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7-07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7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7-06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7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7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7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7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7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6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6-11-2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6-11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6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6-10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6-10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6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6-10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8024" calcext:value-type="float">
            <text:p>25.33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6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6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6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6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9792" calcext:value-type="float">
            <text:p>30.33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6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6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6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6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6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6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6-01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5-1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5-1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5-10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5-09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5-08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5-07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5-06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5-05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5-04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5-03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5-02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5-01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4-12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4-11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4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4-09-1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4-09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4-08-3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4-08-2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4-08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4-08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4-08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4-07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4-07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4-06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4-05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4-03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4-0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4-01-1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3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3-11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3-10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3-09-2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3-09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3-09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3-09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39192" calcext:value-type="float">
            <text:p>25.5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3-09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3-08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3-08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3592" calcext:value-type="float">
            <text:p>34.07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3-08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0256" calcext:value-type="float">
            <text:p>29.48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3-08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3-07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3-07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3-07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3-06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3-05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3-04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3-0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3-0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2-12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2-11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2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2-09-0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2-08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2-07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2-06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2-05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2-04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2-03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2-0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2-01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1-12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1-10-2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1-10-19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1-10-1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1-10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1-10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1-09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1-08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1-07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1-06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1-05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1-04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1-03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1-02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1-01-0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0-12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0-11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0-10-1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0-10-02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0-09-2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0-09-1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0-09-1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0-09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0-08-28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0-08-2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0-08-1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0-08-07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0-07-3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0-07-10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0-06-05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0-05-01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0-04-03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2000-03-06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0001255</text:p>
          </table:table-cell>
          <table:table-cell office:value-type="string" calcext:value-type="string">
            <text:p>1999-10-04 0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6" meta:object-count="0"/>
    <meta:user-defined meta:name="AppVersion">3.0</meta:user-defined>
  </office:meta>
</office:document-meta>
</file>